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23.814cm" style:use-optimal-column-width="false"/>
    </style:style>
    <style:style style:name="co2" style:family="table-column">
      <style:table-column-properties style:column-width="1.629cm" style:use-optimal-column-width="false"/>
    </style:style>
    <style:style style:name="co3" style:family="table-column">
      <style:table-column-properties style:column-width="24.499cm" style:use-optimal-column-width="false"/>
    </style:style>
    <style:style style:name="ro1" style:family="table-row">
      <style:table-row-properties style:row-height="13.283cm"/>
    </style:style>
    <style:style style:name="ro2" style:family="table-row">
      <style:table-row-properties style:row-height="0.937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draw:fill="solid" draw:fill-color="#ccccff" style:repeat="repeat"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28pt" style:font-size-asian="28pt" style:font-size-complex="28pt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4.413cm" svg:height="13.282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domain knowledge (encoded)</text:span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"><text:span text:style-name="T2">EX-ARCH</text:span></text:p>
              </table:table-cell>
            </table:table-row>
            <table:table-row table:style-name="ro2">
              <table:table-cell table:style-name="ce4">
                <text:p text:style-name="P2"><text:span text:style-name="T3">Metadata - Introdu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24.413cm" svg:height="13.282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<text:span text:style-name="T1">information architecture + web protocols <text:s/></text:span></text:p>
              </table:table-cell>
              <table:covered-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"><text:span text:style-name="T2">EX-ARCH</text:span></text:p>
              </table:table-cell>
            </table:table-row>
            <table:table-row table:style-name="ro2">
              <table:table-cell table:style-name="ce4">
                <text:p text:style-name="P2"><text:span text:style-name="T3"><text:s/></text:span><text:span text:style-name="T3">Metadata - Introduction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4.413cm" svg:height="13.282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standard = vocabularies + data structures</text:span></text:p>
              </table:table-cell>
              <table:covered-table-cell table:style-name="ce2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"><text:span text:style-name="T2">EX-ARCH</text:span></text:p>
              </table:table-cell>
            </table:table-row>
            <table:table-row table:style-name="ro2">
              <table:table-cell table:style-name="ce4">
                <text:p text:style-name="P2"><text:span text:style-name="T3">Metadata - Introductio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4.413cm" svg:height="13.282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collection : automation + UI's</text:span></text:p>
              </table:table-cell>
              <table:covered-table-cell table:style-name="ce2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"><text:span text:style-name="T2">EX-ARCH</text:span></text:p>
              </table:table-cell>
            </table:table-row>
            <table:table-row table:style-name="ro2">
              <table:table-cell table:style-name="ce4">
                <text:p text:style-name="P5"><text:span text:style-name="T3">Metadata - Introduction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4.413cm" svg:height="13.282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exploitation : api's + views + reports</text:span></text:p>
              </table:table-cell>
              <table:covered-table-cell table:style-name="ce2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"><text:span text:style-name="T2">EX-ARCH</text:span></text:p>
              </table:table-cell>
            </table:table-row>
            <table:table-row table:style-name="ro2">
              <table:table-cell table:style-name="ce4">
                <text:p text:style-name="P5"><text:span text:style-name="T3">Metadata - Introduction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standard" draw:layer="layout" svg:width="24.413cm" svg:height="13.282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<text:span text:style-name="T1">exascale requires : rich metadata</text:span></text:p>
              </table:table-cell>
              <table:covered-table-cell table:style-name="ce2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"><text:span text:style-name="T2">EX-ARCH</text:span></text:p>
              </table:table-cell>
            </table:table-row>
            <table:table-row table:style-name="ro2">
              <table:table-cell table:style-name="ce4">
                <text:p text:style-name="P2"><text:span text:style-name="T3">Metadata - Introduction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24.413cm" svg:height="13.282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<text:span text:style-name="T1">exascale requires : 2 way data / metadata links</text:span></text:p>
              </table:table-cell>
              <table:covered-table-cell table:style-name="ce2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2"><text:span text:style-name="T2">EX-ARCH</text:span></text:p>
              </table:table-cell>
            </table:table-row>
            <table:table-row table:style-name="ro2">
              <table:table-cell table:style-name="ce4">
                <text:p text:style-name="P2"><text:span text:style-name="T3">Metadata - Introduction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organ</meta:initial-creator>
    <meta:creation-date>2012-03-02T09:46:22</meta:creation-date>
    <meta:editing-duration>PT05H15M57S</meta:editing-duration>
    <meta:editing-cycles>153</meta:editing-cycles>
    <dc:date>2012-10-01T13:29:31</dc:date>
    <dc:creator>Mark Morgan</dc:creator>
    <meta:generator>OpenOffice.org/3.2$Unix OpenOffice.org_project/320m12$Build-9483</meta:generator>
    <meta:document-statistic meta:object-count="49"/>
  </office:meta>
</office:document-meta>
</file>